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59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enlo-Regular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5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table:style-name="ce2" office:value-type="float" office:value="8">
            <text:p>8</text:p>
          </table:table-cell>
          <table:table-cell office:value-type="float" office:value="56">
            <text:p>56</text:p>
          </table:table-cell>
          <table:table-cell table:formula="of:=[.F6]-8" office:value-type="float" office:value="0">
            <text:p>0</text:p>
          </table:table-cell>
          <table:table-cell table:formula="of:=CEILING([.H6]*[.G6]/8;1)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table:style-name="ce2" office:value-type="float" office:value="9">
            <text:p>9</text:p>
          </table:table-cell>
          <table:table-cell office:value-type="float" office:value="61">
            <text:p>61</text:p>
          </table:table-cell>
          <table:table-cell table:formula="of:=[.F7]-8" office:value-type="float" office:value="1">
            <text:p>1</text:p>
          </table:table-cell>
          <table:table-cell table:formula="of:=CEILING([.H7]*[.G7]/8;1)" office:value-type="float" office:value="8">
            <text:p>8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table:style-name="ce2" office:value-type="float" office:value="10">
            <text:p>10</text:p>
          </table:table-cell>
          <table:table-cell office:value-type="float" office:value="156">
            <text:p>156</text:p>
          </table:table-cell>
          <table:table-cell table:formula="of:=[.F8]-8" office:value-type="float" office:value="2">
            <text:p>2</text:p>
          </table:table-cell>
          <table:table-cell table:formula="of:=CEILING([.H8]*[.G8]/8;1)" office:value-type="float" office:value="39">
            <text:p>39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table:style-name="ce2" office:value-type="float" office:value="11">
            <text:p>11</text:p>
          </table:table-cell>
          <table:table-cell office:value-type="float" office:value="327">
            <text:p>327</text:p>
          </table:table-cell>
          <table:table-cell table:formula="of:=[.F9]-8" office:value-type="float" office:value="3">
            <text:p>3</text:p>
          </table:table-cell>
          <table:table-cell table:formula="of:=CEILING([.H9]*[.G9]/8;1)" office:value-type="float" office:value="123">
            <text:p>123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table:style-name="ce2" office:value-type="float" office:value="12">
            <text:p>12</text:p>
          </table:table-cell>
          <table:table-cell office:value-type="float" office:value="1037">
            <text:p>1037</text:p>
          </table:table-cell>
          <table:table-cell table:formula="of:=[.F10]-8" office:value-type="float" office:value="4">
            <text:p>4</text:p>
          </table:table-cell>
          <table:table-cell table:formula="of:=CEILING([.H10]*[.G10]/8;1)" office:value-type="float" office:value="519">
            <text:p>519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table:style-name="ce2" office:value-type="float" office:value="13">
            <text:p>13</text:p>
          </table:table-cell>
          <table:table-cell office:value-type="float" office:value="2225">
            <text:p>2225</text:p>
          </table:table-cell>
          <table:table-cell table:formula="of:=[.F11]-8" office:value-type="float" office:value="5">
            <text:p>5</text:p>
          </table:table-cell>
          <table:table-cell table:formula="of:=CEILING([.H11]*[.G11]/8;1)" office:value-type="float" office:value="1391">
            <text:p>1391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table:style-name="ce2" office:value-type="float" office:value="14">
            <text:p>14</text:p>
          </table:table-cell>
          <table:table-cell office:value-type="float" office:value="4179">
            <text:p>4179</text:p>
          </table:table-cell>
          <table:table-cell table:formula="of:=[.F12]-8" office:value-type="float" office:value="6">
            <text:p>6</text:p>
          </table:table-cell>
          <table:table-cell table:formula="of:=CEILING([.H12]*[.G12]/8;1)" office:value-type="float" office:value="3135">
            <text:p>3135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table:style-name="ce2" office:value-type="float" office:value="15">
            <text:p>15</text:p>
          </table:table-cell>
          <table:table-cell office:value-type="float" office:value="9333">
            <text:p>9333</text:p>
          </table:table-cell>
          <table:table-cell table:formula="of:=[.F13]-8" office:value-type="float" office:value="7">
            <text:p>7</text:p>
          </table:table-cell>
          <table:table-cell table:formula="of:=CEILING([.H13]*[.G13]/8;1)" office:value-type="float" office:value="8167">
            <text:p>8167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table:style-name="ce2" office:value-type="float" office:value="16">
            <text:p>16</text:p>
          </table:table-cell>
          <table:table-cell office:value-type="float" office:value="26336">
            <text:p>26336</text:p>
          </table:table-cell>
          <table:table-cell table:formula="of:=[.F14]-8" office:value-type="float" office:value="8">
            <text:p>8</text:p>
          </table:table-cell>
          <table:table-cell table:formula="of:=CEILING([.H14]*[.G14]/8;1)" office:value-type="float" office:value="26336">
            <text:p>26336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table:style-name="ce2" office:value-type="float" office:value="17">
            <text:p>17</text:p>
          </table:table-cell>
          <table:table-cell office:value-type="float" office:value="95720">
            <text:p>95720</text:p>
          </table:table-cell>
          <table:table-cell table:formula="of:=[.F15]-8" office:value-type="float" office:value="9">
            <text:p>9</text:p>
          </table:table-cell>
          <table:table-cell table:formula="of:=CEILING([.H15]*[.G15]/8;1)" office:value-type="float" office:value="107685">
            <text:p>107685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table:style-name="ce2" office:value-type="float" office:value="18">
            <text:p>18</text:p>
          </table:table-cell>
          <table:table-cell office:value-type="float" office:value="791322">
            <text:p>791322</text:p>
          </table:table-cell>
          <table:table-cell table:formula="of:=[.F16]-8" office:value-type="float" office:value="10">
            <text:p>10</text:p>
          </table:table-cell>
          <table:table-cell table:formula="of:=CEILING([.H16]*[.G16]/8;1)" office:value-type="float" office:value="989153">
            <text:p>989153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table:style-name="ce2" office:value-type="float" office:value="19">
            <text:p>19</text:p>
          </table:table-cell>
          <table:table-cell office:value-type="float" office:value="19007">
            <text:p>19007</text:p>
          </table:table-cell>
          <table:table-cell table:formula="of:=[.F17]-8" office:value-type="float" office:value="11">
            <text:p>11</text:p>
          </table:table-cell>
          <table:table-cell table:formula="of:=CEILING([.H17]*[.G17]/8;1)" office:value-type="float" office:value="26135">
            <text:p>2613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SUM([.G6:.G17])" office:value-type="float" office:value="949759">
            <text:p>949759</text:p>
          </table:table-cell>
          <table:table-cell table:formula="of:=([.F17]-8)*[.G18]/8" office:value-type="float" office:value="1305918.625">
            <text:p>1305918.625</text:p>
          </table:table-cell>
          <table:table-cell table:formula="of:=SUM([.I6:.I17])" office:value-type="float" office:value="1162691">
            <text:p>116269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formula="of:=[.H18]-[.I18]" office:value-type="float" office:value="143227.625">
            <text:p>143227.62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table:formula="of:=[.F22]-8" office:value-type="float" office:value="0">
            <text:p>0</text:p>
          </table:table-cell>
          <table:table-cell table:formula="of:=CEILING([.H22]*[.G22]/8;1)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table:formula="of:=[.F23]-8" office:value-type="float" office:value="1">
            <text:p>1</text:p>
          </table:table-cell>
          <table:table-cell table:formula="of:=CEILING([.H23]*[.G23]/8;1)" office:value-type="float" office:value="8">
            <text:p>8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0">
            <text:p>10</text:p>
          </table:table-cell>
          <table:table-cell office:value-type="float" office:value="155">
            <text:p>155</text:p>
          </table:table-cell>
          <table:table-cell table:formula="of:=[.F24]-8" office:value-type="float" office:value="2">
            <text:p>2</text:p>
          </table:table-cell>
          <table:table-cell table:formula="of:=CEILING([.H24]*[.G24]/8;1)" office:value-type="float" office:value="39">
            <text:p>39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1">
            <text:p>11</text:p>
          </table:table-cell>
          <table:table-cell office:value-type="float" office:value="291">
            <text:p>291</text:p>
          </table:table-cell>
          <table:table-cell table:formula="of:=[.F25]-8" office:value-type="float" office:value="3">
            <text:p>3</text:p>
          </table:table-cell>
          <table:table-cell table:formula="of:=CEILING([.H25]*[.G25]/8;1)" office:value-type="float" office:value="110">
            <text:p>110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2">
            <text:p>12</text:p>
          </table:table-cell>
          <table:table-cell office:value-type="float" office:value="933">
            <text:p>933</text:p>
          </table:table-cell>
          <table:table-cell table:formula="of:=[.F26]-8" office:value-type="float" office:value="4">
            <text:p>4</text:p>
          </table:table-cell>
          <table:table-cell table:formula="of:=CEILING([.H26]*[.G26]/8;1)" office:value-type="float" office:value="467">
            <text:p>467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3">
            <text:p>13</text:p>
          </table:table-cell>
          <table:table-cell office:value-type="float" office:value="1928">
            <text:p>1928</text:p>
          </table:table-cell>
          <table:table-cell table:formula="of:=[.F27]-8" office:value-type="float" office:value="5">
            <text:p>5</text:p>
          </table:table-cell>
          <table:table-cell table:formula="of:=CEILING([.H27]*[.G27]/8;1)" office:value-type="float" office:value="1205">
            <text:p>1205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4">
            <text:p>14</text:p>
          </table:table-cell>
          <table:table-cell office:value-type="float" office:value="3828">
            <text:p>3828</text:p>
          </table:table-cell>
          <table:table-cell table:formula="of:=[.F28]-8" office:value-type="float" office:value="6">
            <text:p>6</text:p>
          </table:table-cell>
          <table:table-cell table:formula="of:=CEILING([.H28]*[.G28]/8;1)" office:value-type="float" office:value="2871">
            <text:p>2871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5">
            <text:p>15</text:p>
          </table:table-cell>
          <table:table-cell office:value-type="float" office:value="7307">
            <text:p>7307</text:p>
          </table:table-cell>
          <table:table-cell table:formula="of:=[.F29]-8" office:value-type="float" office:value="7">
            <text:p>7</text:p>
          </table:table-cell>
          <table:table-cell table:formula="of:=CEILING([.H29]*[.G29]/8;1)" office:value-type="float" office:value="6394">
            <text:p>6394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6">
            <text:p>16</text:p>
          </table:table-cell>
          <table:table-cell office:value-type="float" office:value="19722">
            <text:p>19722</text:p>
          </table:table-cell>
          <table:table-cell table:formula="of:=[.F30]-8" office:value-type="float" office:value="8">
            <text:p>8</text:p>
          </table:table-cell>
          <table:table-cell table:formula="of:=CEILING([.H30]*[.G30]/8;1)" office:value-type="float" office:value="19722">
            <text:p>19722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7">
            <text:p>17</text:p>
          </table:table-cell>
          <table:table-cell office:value-type="float" office:value="61996">
            <text:p>61996</text:p>
          </table:table-cell>
          <table:table-cell table:formula="of:=[.F31]-8" office:value-type="float" office:value="9">
            <text:p>9</text:p>
          </table:table-cell>
          <table:table-cell table:formula="of:=CEILING([.H31]*[.G31]/8;1)" office:value-type="float" office:value="69746">
            <text:p>69746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8">
            <text:p>18</text:p>
          </table:table-cell>
          <table:table-cell office:value-type="float" office:value="307376">
            <text:p>307376</text:p>
          </table:table-cell>
          <table:table-cell table:formula="of:=[.F32]-8" office:value-type="float" office:value="10">
            <text:p>10</text:p>
          </table:table-cell>
          <table:table-cell table:formula="of:=CEILING([.H32]*[.G32]/8;1)" office:value-type="float" office:value="384220">
            <text:p>384220</text:p>
          </table:table-cell>
        </table:table-row>
        <table:table-row table:style-name="ro2">
          <table:table-cell table:number-columns-repeated="2"/>
          <table:table-cell office:value-type="string">
            <text:p>Counts</text:p>
          </table:table-cell>
          <table:table-cell office:value-type="string">
            <text:p>for</text:p>
          </table:table-cell>
          <table:table-cell office:value-type="string">
            <text:p>bit</text:p>
          </table:table-cell>
          <table:table-cell office:value-type="float" office:value="19">
            <text:p>19</text:p>
          </table:table-cell>
          <table:table-cell office:value-type="float" office:value="546108">
            <text:p>546108</text:p>
          </table:table-cell>
          <table:table-cell table:formula="of:=[.F33]-8" office:value-type="float" office:value="11">
            <text:p>11</text:p>
          </table:table-cell>
          <table:table-cell table:formula="of:=CEILING([.H33]*[.G33]/8;1)" office:value-type="float" office:value="750899">
            <text:p>750899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SUM([.G22:.G33])" office:value-type="float" office:value="949759">
            <text:p>949759</text:p>
          </table:table-cell>
          <table:table-cell table:formula="of:=([.F33]-8)*[.G34]/8" office:value-type="float" office:value="1305918.625">
            <text:p>1305918.625</text:p>
          </table:table-cell>
          <table:table-cell table:formula="of:=SUM([.I22:.I33])" office:value-type="float" office:value="1235681">
            <text:p>123568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formula="of:=[.H34]-[.I34]" office:value-type="float" office:value="70237.625">
            <text:p>70237.62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4">24/06/2023</text:date>, <text:time>17:0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 dale</meta:initial-creator>
    <meta:creation-date>2023-06-24T16:31:20</meta:creation-date>
    <dc:date>2023-06-24T17:07:02</dc:date>
    <dc:creator>Arun dale</dc:creator>
    <meta:editing-duration>PT20M21S</meta:editing-duration>
    <meta:editing-cycles>1</meta:editing-cycles>
    <meta:document-statistic meta:table-count="3" meta:cell-count="176" meta:object-count="0"/>
    <meta:generator>OpenOffice/4.1.10$Unix OpenOffice.org_project/4110m2$Build-9807</meta:generator>
  </office:meta>
</office:document-meta>
</file>